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87.07mm"/>
    </style:style>
    <style:style style:name="co2" style:family="table-column">
      <style:table-column-properties fo:break-before="auto" style:column-width="31.43mm"/>
    </style:style>
    <style:style style:name="co3" style:family="table-column">
      <style:table-column-properties fo:break-before="auto" style:column-width="46.71mm"/>
    </style:style>
    <style:style style:name="co4" style:family="table-column">
      <style:table-column-properties fo:break-before="auto" style:column-width="155.24mm"/>
    </style:style>
    <style:style style:name="co5" style:family="table-column">
      <style:table-column-properties fo:break-before="auto" style:column-width="74.26mm"/>
    </style:style>
    <style:style style:name="co6" style:family="table-column">
      <style:table-column-properties fo:break-before="auto" style:column-width="82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ibra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eCILL v2</text:p>
          </table:table-cell>
          <table:table-cell office:value-type="string" calcext:value-type="string">
            <text:p>https://www.orfeo-toolbox.org/</text:p>
          </table:table-cell>
          <table:table-cell office:value-type="string" calcext:value-type="string">
            <text:p>GPL-like!, relicensed in OTB 6.0</text:p>
          </table:table-cell>
          <table:table-cell/>
        </table:table-row>
        <table:table-row table:style-name="ro1">
          <table:table-cell office:value-type="string" calcext:value-type="string">
            <text:p>ITK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itk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jpeg-turbo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IJG/BSD 3-clause/zlib</text:p>
          </table:table-cell>
          <table:table-cell office:value-type="string" calcext:value-type="string">
            <text:p>http://libjpeg-turbo.virtualg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static / dynamic</text:p>
          </table:table-cell>
          <table:table-cell office:value-type="string" calcext:value-type="string">
            <text:p>Boost Software License</text:p>
          </table:table-cell>
          <table:table-cell office:value-type="string" calcext:value-type="string">
            <text:p>http://www.boost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ur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/X derivative</text:p>
          </table:table-cell>
          <table:table-cell office:value-type="string" calcext:value-type="string">
            <text:p>https://curl.haxx.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libexpat.github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TW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://www.fftw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/X</text:p>
          </table:table-cell>
          <table:table-cell office:value-type="string" calcext:value-type="string">
            <text:p>http://gda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v2.1</text:p>
          </table:table-cell>
          <table:table-cell office:value-type="string" calcext:value-type="string">
            <text:p>https://trac.osgeo.org/geo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eotiff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ublic Domain/X</text:p>
          </table:table-cell>
          <table:table-cell office:value-type="string" calcext:value-type="string">
            <text:p>https://trac.osgeo.org/geotiff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V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www.csie.ntu.edu.tw/~cjlin/libsv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ars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beltoforion.de/article.php?a=mu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CV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opencv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JPE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2-clause</text:p>
          </table:table-cell>
          <table:table-cell office:value-type="string" calcext:value-type="string">
            <text:p>http://www.openjpeg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Thread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v2.1</text:p>
          </table:table-cell>
          <table:table-cell office:value-type="string" calcext:value-type="string">
            <text:p>https://github.com/tibogens/Open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SI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trac.osgeo.org/ossi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R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www.pcre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p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ibpng</text:p>
          </table:table-cell>
          <table:table-cell office:value-type="string" calcext:value-type="string">
            <text:p>http://www.libpng.org/pub/png/libpng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.4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proj4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3</text:p>
          </table:table-cell>
          <table:table-cell office:value-type="string" calcext:value-type="string">
            <text:p>https://www.qt.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s://sqlite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tiff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://www.simplesystems.org/libt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XML-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://www.grinninglizard.com/tinyxm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://zlib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s://www.gnu.org/software/gsl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s://support.hdfgroup.org/HDF5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D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-like</text:p>
          </table:table-cell>
          <table:table-cell office:value-type="string" calcext:value-type="string">
            <text:p>https://libgd.github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S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://6s.ltdri.org/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://www.netlib.org/f2c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st Software License</text:p>
          </table:table-cell>
          <table:table-cell office:value-type="string" calcext:value-type="string">
            <text:p>https://github.com/akrzemi1/Op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iful Soup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www.crummy.com/software/BeautifulSoup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uti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dateutil.readthedocs.io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ml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://lxml.d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op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GPL 3</text:p>
          </table:table-cell>
          <table:table-cell office:value-type="string" calcext:value-type="string">
            <text:p>http://initd.org/psycop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I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://postgis.net/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ebsite depeden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Layer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2-clause</text:p>
          </table:table-cell>
          <table:table-cell office:value-type="string" calcext:value-type="string">
            <text:p>https://openlayer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 UI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ui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 Validation Plugi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jqueryvalidation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getbootstrap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 Switch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://bootstrapswitch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 Tree View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github.com/jonmiles/bootstrap-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D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://nvd3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SD 3-clause</text:p>
          </table:table-cell>
          <table:table-cell office:value-type="string" calcext:value-type="string">
            <text:p>https://d3j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://www.flotcharts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.js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Apache License 2.0 / MIT</text:p>
          </table:table-cell>
          <table:table-cell office:value-type="string" calcext:value-type="string">
            <text:p>http://visjs.org/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External executab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aDB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s://mariadb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tps://www.postgresql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SFL</text:p>
          </table:table-cell>
          <table:table-cell office:value-type="string" calcext:value-type="string">
            <text:p>https://www.python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2</text:p>
          </table:table-cell>
          <table:table-cell office:value-type="string" calcext:value-type="string">
            <text:p>https://slurm.schedmd.co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GE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s://dun.github.io/mung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ttp://expect.sourceforge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Apache License 2.0</text:p>
          </table:table-cell>
          <table:table-cell office:value-type="string" calcext:value-type="string">
            <text:p>https://httpd.apache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PHP / Zend Engine</text:p>
          </table:table-cell>
          <table:table-cell office:value-type="string" calcext:value-type="string">
            <text:p>https://secure.php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http://openjdk.java.n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MIT/X derivative</text:p>
          </table:table-cell>
          <table:table-cell office:value-type="string" calcext:value-type="string">
            <text:p>https://curl.haxx.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et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s://www.gnu.org/software/wge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G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GPL v3</text:p>
          </table:table-cell>
          <table:table-cell office:value-type="string" calcext:value-type="string">
            <text:p>http://www.swig.or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CS</text:p>
          </table:table-cell>
          <table:table-cell office:value-type="string" calcext:value-type="string">
            <text:p>executable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download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github.com/kraftek/awsdownload</text:p>
          </table:table-cell>
          <table:table-cell office:value-type="string" calcext:value-type="string">
            <text:p>we distribute this as binar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GIAR-CSI SRTM DEM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://srtm.csi.cgiar.org/</text:p>
          </table:table-cell>
          <table:table-cell office:value-type="string" calcext:value-type="string">
            <text:p>Should we update to the 90m version?</text:p>
          </table:table-cell>
          <table:table-cell/>
        </table:table-row>
        <table:table-row table:style-name="ro2">
          <table:table-cell office:value-type="string" calcext:value-type="string">
            <text:p>DDS-CR SWB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dds.cr.usgs.gov/srtm/ (dead)</text:p>
            <text:p>https://dataverse.harvard.edu/dataset.xhtml?persistentId=doi:10.7910/DVN/G6X1ZS ?</text:p>
          </table:table-cell>
          <table:table-cell office:value-type="string" calcext:value-type="string">
            <text:p>Should we update to the newer version?</text:p>
          </table:table-cell>
          <table:table-cell/>
        </table:table-row>
        <table:table-row table:style-name="ro1">
          <table:table-cell office:value-type="string" calcext:value-type="string">
            <text:p>ESACCI-LC-L4-LCCS-Map-300m-P5Y-2010-v1.6.1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esa-landcover-cci.org/</text:p>
          </table:table-cell>
          <table:table-cell office:value-type="string" calcext:value-type="string">
            <text:p>Should we update to the new version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6:01:50.597937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55:08.582391207</meta:creation-date>
    <dc:date>2017-06-13T16:05:48.480923035</dc:date>
    <meta:editing-duration>PT1H38M40S</meta:editing-duration>
    <meta:editing-cycles>16</meta:editing-cycles>
    <meta:generator>LibreOffice/5.3.3.2$Linux_X86_64 LibreOffice_project/30m0$Build-2</meta:generator>
    <meta:document-statistic meta:table-count="1" meta:cell-count="261" meta:object-count="0"/>
  </office:meta>
</office:document-meta>
</file>